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fo:background-color="#b4c7dc"/>
    </style:style>
    <style:style style:name="T1" style:family="text">
      <style:text-properties officeooo:rsid="00082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to preprocess the WP corpus:</text:p>
      <text:p text:style-name="P1">1) Maximum 1000 words stories <text:s/><text:span text:style-name="T1">(query)</text:span></text:p>
      <text:p text:style-name="P1">2) Minumum 30 words stories <text:span text:style-name="T1">(query)</text:span></text:p>
      <text:p text:style-name="P2">3) Tokenize the corpus with NLTK</text:p>
      <text:p text:style-name="Standard">Reference to nltk: http://www.nltk.org/</text:p>
      <text:p text:style-name="Standard">tokenize.punkt: https://www.nltk.org/_modules/nltk/tokenize/punkt.html</text:p>
      <text:p text:style-name="Standard"/>
      <text:p text:style-name="Standard">jorgegarciaflo [9:48 AM]</text:p>
      <text:p text:style-name="P3">4) Limitar el vocabulario a ~105k tokens</text:p>
      <text:p text:style-name="Standard">5) *Warning @gerardo: we had a misunderstanding here:* _<text:bookmark-start text:name="__DdeLink__63_3215310802"/>Excluir historias en donde una misma palabra se repita más de 10 veces (confirmer avec @jlr)_<text:bookmark-end text:name="__DdeLink__63_3215310802"/></text:p>
      <text:p text:style-name="Standard"><text:bookmark-start text:name="__DdeLink__65_3215310802"/><text:bookmark-start text:name="__DdeLink__67_3215310802"/>*Lo que tenemos que hacer es remplazar las palabras que ocurren menos de 10 veces en el corpus por el token UNK (de _unknown_)* (edited) <text:bookmark-end text:name="__DdeLink__67_3215310802"/></text:p>
      <text:p text:style-name="Standard"><text:bookmark-start text:name="__DdeLink__69_3215310802"/>6) Especial tokens: &lt;number&gt;<text:bookmark-end text:name="__DdeLink__65_3215310802"/> &lt;url&gt; (edited) <text:bookmark-end text:name="__DdeLink__69_3215310802"/></text:p>
      <text:p text:style-name="Standard">7) Lematizar y sacar Parts of Speech (en una segunda etapa)</text:p>
      <text:p text:style-name="Standard">https://textminingonline.com/dive-into-nltk-part-iv-stemming-and-lemmatization (edited) </text:p>
      <text:p text:style-name="Standard">8 ) Are we avoiding profanity as Fan 2017 ?</text:p>
      <text:p text:style-name="Standard">https://stackoverflow.com/questions/5282270/regular-expression-for-replacing-profanity-words-in-a-string</text:p>
      <text:p text:style-name="Standard">Stack Overflow</text:p>
      <text:p text:style-name="Standard">Regular expression for replacing profanity words in a string</text:p>
      <text:p text:style-name="Standard">I'm trying to replace a set of words in a text string. Now I have a loop, which does not perform well: function clearProfanity(s) { var profanity = ['ass', 'bottom', 'damn', 'shit']; for (va...</text:p>
      <text:p text:style-name="Standard">if you can work better on this fork? https://github.com/rcln/wp</text:p>
      <text:p text:style-name="Standard">GitHub</text:p>
      <text:p text:style-name="Standard">rcln/wp</text:p>
      <text:p text:style-name="Standard">Repositorio para de writing prompts. Contribute to rcln/wp development by creating an account on GitHub.</text:p>
      <text:p text:style-name="Standard"/>
      <text:p text:style-name="Standard">jorgegarciaflo [10:01 AM]</text:p>
      <text:p text:style-name="Standard">*Next meeting: Wednesday February 20, 9am CDMX, 16h Paris*</text:p>
      <text:p text:style-name="Standard">Linux Cleaning commands:</text:p>
      <text:p text:style-name="Standard">`grep`</text:p>
      <text:p text:style-name="Standard">`wc`</text:p>
      <text:p text:style-name="Standard">`sed` (for regular expressions)</text:p>
      <text:p text:style-name="Standard">everything relating enters can be done with 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41:55.794538042</meta:creation-date>
    <dc:date>2019-03-01T09:36:29.652016096</dc:date>
    <meta:editing-duration>PT19H32M17S</meta:editing-duration>
    <meta:editing-cycles>1</meta:editing-cycles>
    <meta:document-statistic meta:table-count="0" meta:image-count="0" meta:object-count="0" meta:page-count="1" meta:paragraph-count="29" meta:word-count="219" meta:character-count="1576" meta:non-whitespace-character-count="1382"/>
    <meta:generator>LibreOffice/6.1.4.2$Linux_X86_64 LibreOffice_project/10$Build-2</meta:generator>
  </office:meta>
</office:document-meta>
</file>